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 style:list-style-name="L1">
      <style:text-properties fo:font-size="18pt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T1" style:family="text">
      <style:text-properties fo:color="#000000" style:font-name="Times New Roman" style:font-name-asian="Times New Roman1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Note: </text:p>
      <text:p text:style-name="P1"/>
      <text:p text:style-name="P3">Tarana Tajnin Islam is the inviter of this application. </text:p>
      <text:p text:style-name="P3"/>
      <text:p text:style-name="P3">Since she is not working/earning at the moment, her spouse Mallik Imtiaz Hassan has become the co-signer and bearing all the necessary costs involved with this application and <text:span text:style-name="T1">all living expenses, Medical Insurance (already bought), Food, travel and all incidental expenses of the invitees of this application</text:span>.</text:p>
      <text:p text:style-name="P3"><text:s/></text:p>
      <text:p text:style-name="P3">Hence, employment letter of Mallik Imtiaz Hassan along with other documents have been attached as below:</text:p>
      <text:p text:style-name="P1"/>
      <text:list xml:id="list3212307350521254912" text:style-name="L1">
        <text:list-item>
          <text:p text:style-name="P2">Employment Letter of Co-signer Mallik Imtiaz Hassan as a Senior Programmer Analyst at Service New Brunswick, Government of NB, Canada.</text:p>
          <text:p text:style-name="P2"/>
        </text:list-item>
        <text:list-item>
          <text:p text:style-name="P2">Pay stub of Co-signer Mallik Imtiaz Hassan as a Senior Programmer Analyst at Service New Brunswick, Government of NB, Canada.</text:p>
          <text:p text:style-name="P2"/>
        </text:list-item>
        <text:list-item>
          <text:p text:style-name="P2">Photo ID of Co-signer Mallik Imtiaz Hassan as a Senior Programmer Analyst at Service New Brunswick, Government of NB, Cana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47S</meta:editing-duration>
    <meta:editing-cycles>5</meta:editing-cycles>
    <meta:generator>OpenOffice/4.1.6$Win32 OpenOffice.org_project/416m1$Build-9790</meta:generator>
    <dc:date>2019-10-22T22:30:46.94</dc:date>
    <dc:creator>Mallik Hassan</dc:creator>
    <meta:document-statistic meta:table-count="0" meta:image-count="0" meta:object-count="0" meta:page-count="1" meta:paragraph-count="8" meta:word-count="136" meta:character-count="867"/>
    <meta:user-defined meta:name="Info 1"/>
    <meta:user-defined meta:name="Info 2"/>
    <meta:user-defined meta:name="Info 3"/>
    <meta:user-defined meta:name="Info 4"/>
  </office:meta>
</office:document-meta>
</file>